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902a6" officeooo:paragraph-rsid="001902a6"/>
    </style:style>
    <style:style style:name="P2" style:family="paragraph" style:parent-style-name="Standard">
      <style:text-properties style:text-underline-style="none" fo:font-weight="bold" officeooo:rsid="001902a6" officeooo:paragraph-rsid="001902a6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c3a55" officeooo:paragraph-rsid="001c3a55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cb963" officeooo:paragraph-rsid="001cb963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d1666" officeooo:paragraph-rsid="001d1666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e6867" officeooo:paragraph-rsid="001e6867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21b09f" officeooo:paragraph-rsid="0021b09f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96d7b" officeooo:paragraph-rsid="00296d7b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a29eb" officeooo:paragraph-rsid="002a29eb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a857e" officeooo:paragraph-rsid="002a857e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d81c2" officeooo:paragraph-rsid="002d81c2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ef781" officeooo:paragraph-rsid="002ef781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304746" officeooo:paragraph-rsid="00304746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31061a" officeooo:paragraph-rsid="0031061a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31cb8c" officeooo:paragraph-rsid="0031cb8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338d34" officeooo:paragraph-rsid="00338d34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57a00" officeooo:paragraph-rsid="00357a00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35fe14" officeooo:paragraph-rsid="0035fe14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3979e4" officeooo:paragraph-rsid="003979e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4210bf" officeooo:paragraph-rsid="004210bf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429996" officeooo:paragraph-rsid="00429996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4bae02" officeooo:paragraph-rsid="004bae02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1902a6" officeooo:paragraph-rsid="001902a6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a8135" officeooo:paragraph-rsid="001a8135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c3a55" officeooo:paragraph-rsid="001c3a55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cb963" officeooo:paragraph-rsid="001cb963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d1666" officeooo:paragraph-rsid="001d1666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e6867" officeooo:paragraph-rsid="001e6867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02c26" officeooo:paragraph-rsid="00202c26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2c5d7" officeooo:paragraph-rsid="0022c5d7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3cc45" officeooo:paragraph-rsid="0023cc45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3cc45" officeooo:paragraph-rsid="0022c5d7" style:font-weight-asian="normal" style:font-weight-complex="normal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23cc45" officeooo:paragraph-rsid="0022c5d7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6002a" officeooo:paragraph-rsid="0026002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66c43" officeooo:paragraph-rsid="0026002a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7fe9f" officeooo:paragraph-rsid="0027fe9f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84357" officeooo:paragraph-rsid="0028435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8d65b" officeooo:paragraph-rsid="0028d65b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96d7b" officeooo:paragraph-rsid="00296d7b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a857e" officeooo:paragraph-rsid="002a857e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c3ffc" officeooo:paragraph-rsid="002c3ffc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d81c2" officeooo:paragraph-rsid="002d81c2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d81c2" officeooo:paragraph-rsid="002ef781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ef781" officeooo:paragraph-rsid="002ef781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f6ee4" officeooo:paragraph-rsid="002f6ee4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304746" officeooo:paragraph-rsid="00304746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1061a" officeooo:paragraph-rsid="0031061a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1cb8c" officeooo:paragraph-rsid="0031cb8c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1cb8c" officeooo:paragraph-rsid="0031061a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38d34" officeooo:paragraph-rsid="00338d34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57a00" officeooo:paragraph-rsid="00357a00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35fe14" officeooo:paragraph-rsid="0035fe14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3979e4" officeooo:paragraph-rsid="003979e4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3b5291" officeooo:paragraph-rsid="003b5291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3bb4bc" officeooo:paragraph-rsid="003bb4bc" style:font-weight-asian="normal" style:font-weight-complex="normal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3bb4bc" officeooo:paragraph-rsid="003bb4bc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29feba" officeooo:paragraph-rsid="0029feba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2a29eb" officeooo:paragraph-rsid="002a29eb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7c744" officeooo:paragraph-rsid="00338d34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3d14e4" officeooo:paragraph-rsid="003d14e4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07b4b" officeooo:paragraph-rsid="00407b4b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210bf" officeooo:paragraph-rsid="004210bf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429996" officeooo:paragraph-rsid="00429996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437277" officeooo:paragraph-rsid="00437277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459e35" officeooo:paragraph-rsid="00459e3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48112f" officeooo:paragraph-rsid="0048112f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4a8705" officeooo:paragraph-rsid="004a8705" style:font-weight-asian="normal" style:font-weight-complex="normal"/>
    </style:style>
    <style:style style:name="P68" style:family="paragraph" style:parent-style-name="Standard">
      <style:text-properties fo:font-weight="bold" officeooo:rsid="001902a6" officeooo:paragraph-rsid="001902a6" style:font-weight-asian="bold" style:font-weight-complex="bold"/>
    </style:style>
    <style:style style:name="P69" style:family="paragraph" style:parent-style-name="Standard">
      <style:text-properties fo:font-weight="bold" officeooo:rsid="001c3a55" officeooo:paragraph-rsid="001c3a55" style:font-weight-asian="bold" style:font-weight-complex="bold"/>
    </style:style>
    <style:style style:name="P70" style:family="paragraph" style:parent-style-name="Standard">
      <style:text-properties fo:font-weight="bold" officeooo:rsid="001cb963" officeooo:paragraph-rsid="001cb963" style:font-weight-asian="bold" style:font-weight-complex="bold"/>
    </style:style>
    <style:style style:name="P71" style:family="paragraph" style:parent-style-name="Standard">
      <style:text-properties fo:font-weight="normal" officeooo:rsid="001d1666" officeooo:paragraph-rsid="001d1666" style:font-weight-asian="normal" style:font-weight-complex="normal"/>
    </style:style>
    <style:style style:name="P72" style:family="paragraph" style:parent-style-name="Standard">
      <style:text-properties fo:font-weight="normal" officeooo:rsid="0022c5d7" officeooo:paragraph-rsid="0022c5d7" style:font-weight-asian="normal" style:font-weight-complex="normal"/>
    </style:style>
    <style:style style:name="P73" style:family="paragraph" style:parent-style-name="Standard">
      <style:text-properties fo:font-weight="normal" officeooo:rsid="0026002a" officeooo:paragraph-rsid="0026002a" style:font-weight-asian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49b2db" officeooo:paragraph-rsid="0048112f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rsid="004a8705" officeooo:paragraph-rsid="004a8705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4bae02" officeooo:paragraph-rsid="004bae02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style:text-underline-style="none" fo:font-weight="normal" officeooo:rsid="004d0148" officeooo:paragraph-rsid="004bae02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4ed7de" officeooo:paragraph-rsid="004ed7de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bold" officeooo:rsid="004bae02" officeooo:paragraph-rsid="004bae02" style:font-style-asian="normal" style:font-weight-asian="bold" style:font-style-complex="normal" style:font-weight-complex="bold"/>
    </style:style>
    <style:style style:name="P80" style:family="paragraph" style:parent-style-name="Standard" style:list-style-name="L1">
      <style:text-properties style:text-underline-style="none" fo:font-weight="normal" officeooo:rsid="003e7d9b" officeooo:paragraph-rsid="003e7d9b" style:font-weight-asian="normal" style:font-weight-complex="normal"/>
    </style:style>
    <style:style style:name="P81" style:family="paragraph" style:parent-style-name="Standard" style:list-style-name="L1">
      <style:text-properties style:text-underline-style="none" fo:font-weight="normal" officeooo:rsid="00407b4b" officeooo:paragraph-rsid="00407b4b" style:font-weight-asian="normal" style:font-weight-complex="normal"/>
    </style:style>
    <style:style style:name="P82" style:family="paragraph" style:parent-style-name="Standard" style:list-style-name="L1">
      <style:text-properties style:text-underline-style="none" fo:font-weight="normal" officeooo:rsid="003f656f" officeooo:paragraph-rsid="003f656f" style:font-weight-asian="normal" style:font-weight-complex="normal"/>
    </style:style>
    <style:style style:name="P83" style:family="paragraph" style:parent-style-name="Standard" style:list-style-name="L2">
      <style:text-properties style:text-underline-style="none" fo:font-weight="normal" officeooo:rsid="003f656f" officeooo:paragraph-rsid="0046b1f0" style:font-weight-asian="normal" style:font-weight-complex="normal"/>
    </style:style>
    <style:style style:name="P84" style:family="paragraph" style:parent-style-name="Standard" style:list-style-name="L1">
      <style:text-properties style:text-underline-style="none" fo:font-weight="normal" officeooo:rsid="004210bf" officeooo:paragraph-rsid="004210bf" style:font-weight-asian="normal" style:font-weight-complex="normal"/>
    </style:style>
    <style:style style:name="P85" style:family="paragraph" style:parent-style-name="Standard" style:list-style-name="L2">
      <style:text-properties style:text-underline-style="none" fo:font-weight="normal" officeooo:rsid="00459e35" officeooo:paragraph-rsid="00459e35" style:font-weight-asian="normal" style:font-weight-complex="normal"/>
    </style:style>
    <style:style style:name="P86" style:family="paragraph" style:parent-style-name="Standard" style:list-style-name="L2">
      <style:text-properties style:text-underline-style="none" fo:font-weight="normal" officeooo:rsid="0045d6c2" officeooo:paragraph-rsid="0045d6c2" style:font-weight-asian="normal" style:font-weight-complex="normal"/>
    </style:style>
    <style:style style:name="P87" style:family="paragraph" style:parent-style-name="Standard" style:list-style-name="L2">
      <style:text-properties style:text-underline-style="none" fo:font-weight="normal" officeooo:rsid="0045d6c2" officeooo:paragraph-rsid="0046b1f0" style:font-weight-asian="normal" style:font-weight-complex="normal"/>
    </style:style>
    <style:style style:name="P88" style:family="paragraph" style:parent-style-name="Standard" style:list-style-name="L2">
      <style:text-properties style:text-underline-style="none" fo:font-weight="normal" officeooo:rsid="0047121c" officeooo:paragraph-rsid="0047121c" style:font-weight-asian="normal" style:font-weight-complex="normal"/>
    </style:style>
    <style:style style:name="P89" style:family="paragraph" style:parent-style-name="Standard" style:list-style-name="L2">
      <style:text-properties style:text-underline-style="none" fo:font-weight="normal" officeooo:rsid="0048112f" officeooo:paragraph-rsid="0048112f" style:font-weight-asian="normal" style:font-weight-complex="normal"/>
    </style:style>
    <style:style style:name="P90" style:family="paragraph" style:parent-style-name="Standard" style:list-style-name="L2">
      <style:text-properties fo:font-style="normal" style:text-underline-style="none" fo:font-weight="normal" officeooo:rsid="0045d6c2" officeooo:paragraph-rsid="0045d6c2" style:font-style-asian="normal" style:font-weight-asian="normal" style:font-style-complex="normal" style:font-weight-complex="normal"/>
    </style:style>
    <style:style style:name="P91" style:family="paragraph" style:parent-style-name="Standard" style:list-style-name="L2">
      <style:text-properties fo:font-style="normal" style:text-underline-style="none" fo:font-weight="normal" officeooo:rsid="0046b1f0" officeooo:paragraph-rsid="0046b1f0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rsid="004ed7de" officeooo:paragraph-rsid="004ed7de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rsid="005288b6" officeooo:paragraph-rsid="005288b6" style:font-style-asian="normal" style:font-weight-asian="normal" style:font-style-complex="normal" style:font-weight-complex="normal"/>
    </style:style>
    <style:style style:name="P94" style:family="paragraph" style:parent-style-name="Standard" style:list-style-name="L3">
      <style:text-properties fo:font-style="normal" style:text-underline-style="none" fo:font-weight="normal" officeooo:rsid="0052bdc2" officeooo:paragraph-rsid="0052bdc2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52bdc2" officeooo:paragraph-rsid="0052bdc2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530cb2" officeooo:paragraph-rsid="00530cb2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54f3b3" officeooo:paragraph-rsid="0054f3b3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55ccd5" officeooo:paragraph-rsid="0055ccd5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rsid="00577453" officeooo:paragraph-rsid="00577453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cb963" style:font-weight-asian="normal" style:font-weight-complex="normal"/>
    </style:style>
    <style:style style:name="T4" style:family="text">
      <style:text-properties style:text-underline-style="none" fo:font-weight="normal" officeooo:rsid="001d1666" style:font-weight-asian="normal" style:font-weight-complex="normal"/>
    </style:style>
    <style:style style:name="T5" style:family="text">
      <style:text-properties style:text-underline-style="none" officeooo:rsid="0023cc45"/>
    </style:style>
    <style:style style:name="T6" style:family="text">
      <style:text-properties style:text-underline-style="none" officeooo:rsid="00266c43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84357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6b1f0" style:font-style-asian="normal" style:font-style-complex="normal"/>
    </style:style>
    <style:style style:name="T13" style:family="text">
      <style:text-properties fo:font-style="normal" officeooo:rsid="0049b2db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d0148" style:font-style-asian="normal" style:font-weight-asian="normal" style:font-style-complex="normal" style:font-weight-complex="normal"/>
    </style:style>
    <style:style style:name="T16" style:family="text">
      <style:text-properties officeooo:rsid="0028435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1cb8c" style:font-weight-asian="normal" style:font-weight-complex="normal"/>
    </style:style>
    <style:style style:name="T19" style:family="text">
      <style:text-properties officeooo:rsid="002d69aa"/>
    </style:style>
    <style:style style:name="T20" style:family="text">
      <style:text-properties officeooo:rsid="002f6ee4"/>
    </style:style>
    <style:style style:name="T21" style:family="text">
      <style:text-properties officeooo:rsid="0035fe14"/>
    </style:style>
    <style:style style:name="T22" style:family="text">
      <style:text-properties officeooo:rsid="003979e4"/>
    </style:style>
    <style:style style:name="T23" style:family="text">
      <style:text-properties officeooo:rsid="003b5291"/>
    </style:style>
    <style:style style:name="T24" style:family="text">
      <style:text-properties officeooo:rsid="003e7d9b"/>
    </style:style>
    <style:style style:name="T25" style:family="text">
      <style:text-properties officeooo:rsid="00407b4b"/>
    </style:style>
    <style:style style:name="T26" style:family="text">
      <style:text-properties officeooo:rsid="00429996"/>
    </style:style>
    <style:style style:name="T27" style:family="text">
      <style:text-properties officeooo:rsid="00437277"/>
    </style:style>
    <style:style style:name="T28" style:family="text">
      <style:text-properties officeooo:rsid="00443de0"/>
    </style:style>
    <style:style style:name="T29" style:family="text">
      <style:text-properties officeooo:rsid="00459e35"/>
    </style:style>
    <style:style style:name="T30" style:family="text">
      <style:text-properties officeooo:rsid="0050a998"/>
    </style:style>
    <style:style style:name="T31" style:family="text">
      <style:text-properties officeooo:rsid="0052bdc2"/>
    </style:style>
    <style:style style:name="T32" style:family="text">
      <style:text-properties officeooo:rsid="005420d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= 1, a = 1, B = 0, b = 1, beta = 2</text:p>
      <text:p text:style-name="P1">c predicted as ~3.5</text:p>
      <text:p text:style-name="P1">Actual stable value ~18</text:p>
      <text:p text:style-name="P23">Reach x = -10 at t = 0.29</text:p>
      <text:p text:style-name="P1"/>
      <text:p text:style-name="P68">Set A = 2, use same profile</text:p>
      <text:p text:style-name="P24">Something kinda fucked up happened</text:p>
      <text:p text:style-name="P24">Took 5x as long to compute</text:p>
      <text:p text:style-name="P24">Wave actually looks pretty much constant in speed</text:p>
      <text:p text:style-name="P24">Reaches edge at around t = 2.4</text:p>
      <text:p text:style-name="P24">Reaches top around t = 4.8</text:p>
      <text:p text:style-name="P24">c ~= 4.17</text:p>
      <text:p text:style-name="P24">Equations predict c ~= 5.35</text:p>
      <text:p text:style-name="P23"/>
      <text:p text:style-name="P3">Keep A = 2, use a profile generated for this setting</text:p>
      <text:p text:style-name="P25">Basically same, straight line plotted</text:p>
      <text:p text:style-name="P69"><text:span text:style-name="T2">Gets a slightly faster time, but that might be </text:span><text:span text:style-name="T3">just the start being a bit fast</text:span></text:p>
      <text:p text:style-name="P70"><text:span text:style-name="T3">T</text:span><text:span text:style-name="T2">akes same amount of time (5min)</text:span></text:p>
      <text:p text:style-name="P26">Wait, did I not save the parameters properly? <text:s/>No wonder it took longer, the grid was too big.</text:p>
      <text:p text:style-name="P26">Though I don’t know what that means for the neurons on it, since it plots in 3D as a straight wave of constant speed,</text:p>
      <text:p text:style-name="P26"><text:tab/>and since the wave looped across x-distance 20 exactly once in 20k firing events, that means <text:s/>it fired 100 times every 0.1, which was the intended spacing of neurons. <text:s/>Did I somehow underpopulate the neuron grids?</text:p>
      <text:p text:style-name="P26"/>
      <text:p text:style-name="P4">A = 2, actually on 200x100 grid now</text:p>
      <text:p text:style-name="P26">(Was prev. on 500x250)</text:p>
      <text:p text:style-name="P26">Took 100 seconds</text:p>
      <text:p text:style-name="P70"><text:span text:style-name="T2">Looks like </text:span><text:span text:style-name="T4">the A = 1 case</text:span></text:p>
      <text:p text:style-name="P27">Basically the same speed too…</text:p>
      <text:p text:style-name="P27"/>
      <text:p text:style-name="P5">Try it again, dz = 1</text:p>
      <text:p text:style-name="P27">Shouldn’t do anything, in theory</text:p>
      <text:p text:style-name="P27">Didn’t do anything!</text:p>
      <text:p text:style-name="P27"/>
      <text:p text:style-name="P5">Double grid size, halve spacing, still use 200x100 input</text:p>
      <text:p text:style-name="P71"><text:span text:style-name="T1">Well, the wave </text:span><text:span text:style-name="T7">does</text:span><text:span text:style-name="T10"> look straighter, and slower, but it gets confused about the looping.</text:span></text:p>
      <text:p text:style-name="P27"/>
      <text:p text:style-name="P5">Set to 500x250, grid appropriately shrunk down, still use 200x100 input</text:p>
      <text:p text:style-name="P28">This gets the straight-wave behaviour seen earlier</text:p>
      <text:p text:style-name="P28"/>
      <text:p text:style-name="P6">Same grid, but with a proper 500x250 input</text:p>
      <text:p text:style-name="P29">Now looks more like the originals, with a straight wave speeding up and going at high speed.</text:p>
      <text:p text:style-name="P29"/>
      <text:p text:style-name="P7">Dropping down to 500x100 grid, 500x100 input</text:p>
      <text:p text:style-name="P30">Pretty much the same, though with more spread in the neuron firing times</text:p>
      <text:p text:style-name="P30"/>
      <text:p text:style-name="P72"><text:span text:style-name="T1">...</text:span><text:span text:style-name="T5">Was I also generating input profiles with A = 1 still? <text:s/>Or did I look at the wrong open file?</text:span></text:p>
      <text:p text:style-name="P31">Seems like I looked at the wrong file.</text:p>
      <text:p text:style-name="P31"/>
      <text:p text:style-name="P73"><text:span text:style-name="T1">When running with an input profile instead of computing the initial values, I suppress a bunch of initialisation functions for the arrays. <text:s/>These arrays start out full of zeroes, so if I use an input </text:span><text:soft-page-break/><text:span text:style-name="T1">profile with fewer neurons than the program expects, the remaining neurons are effectively stacked up at (0, 0).</text:span></text:p>
      <text:p text:style-name="P34"><text:tab/>Since their (v, s) = (0, 0) also, and I’ve had the wave starting at x = 0 then looping around exactly once, I’ve by luck avoided triggering off all those hidden neurons.</text:p>
      <text:p text:style-name="P73"><text:span text:style-name="T1"><text:tab/>This means that these neurons are contributing nothing to the prior dynamics since they never fire. <text:s/>Therefore, the only thing that’s </text:span><text:span text:style-name="T6">actually changing is the fact the system is reading a grid spacing that’s smaller than it actually is. <text:s/>That’s only used outside of initialisation when it comes to propagating signals – specifically, it’s beta*dx*dy as the factor by which all signals are multiplied, to conserve the amount of signal sent.</text:span></text:p>
      <text:p text:style-name="P35"><text:tab/>I was expecting to be using 1*0.1*0.1 = 0.01 but was actually using 1*0.04*0.04 = 0.0016. <text:s/>Copying the code into the command line, it looks like those should be the values put out. <text:s/>The difference is a factor of 6.25, and was enough to get back to roughly what I thought the wave should look like.</text:p>
      <text:p text:style-name="P33"/>
      <text:p text:style-name="P32"/>
      <text:p text:style-name="P36">Tried generating the wave speed with absolutely everything broken down into the basic components, forward Euler everything, and it still agreed with the equations.</text:p>
      <text:p text:style-name="P36"/>
      <text:p text:style-name="P36">Since the 2D wave is uniform along the y-coordinate, and the gaussian function separates in the x and y coordinates so that the input along the wave front is just a scaling coefficient for the weighting function in the x-dimension, I should be able to project everything down to 1D and get the same results just by changing A.</text:p>
      <text:p text:style-name="P36"><text:tab/>Don’t need to worry about scaling a, since the a/c thing is from x = ct, and we’re using x instead of t here.</text:p>
      <text:p text:style-name="P36"/>
      <text:p text:style-name="P36">sqrt(2pi) ~= 2.507</text:p>
      <text:p text:style-name="P36">Putting A = 2.507 in 1D gives similar wave effects as seen in 2D. <text:s/>That is, the wave speeding up to reach x = -10 at around t=0.6. <text:s/><text:span text:style-name="T16">Given that a = 1, this is the factor we expect </text:span><text:span text:style-name="T9">should</text:span><text:span text:style-name="T16"> give us identical behaviour. (Initial speed around c = 6 before speeding up to c = 18)</text:span></text:p>
      <text:p text:style-name="P36"/>
      <text:p text:style-name="P36">Putting A = 1 <text:span text:style-name="T16">gives a less pronounced-looking speed-up, but still takes it to x = -10 by t = 1.75. <text:s/>A speed of around 5.7, ignoring the acceleration period. The difference in speed-up severeness may be due to the underlying initial conditions (expecting A = 1 using 2D equations). Remember that we expect c = 3.48.</text:span></text:p>
      <text:p text:style-name="P36"/>
      <text:p text:style-name="P37">Putting A = 0.4 ~= 1/2.507 gives a wave that starts with a speed of 2.7 but slows down and fails after 36 spikes.</text:p>
      <text:p text:style-name="P37"/>
      <text:p text:style-name="P37">A = 0.5: initial c = 2.7, also fails</text:p>
      <text:p text:style-name="P37">A = 0.6: slows down slightly at start, c = 2.4 in long-run</text:p>
      <text:p text:style-name="P38">A = 0.7: no visible speed change, c = 3.3</text:p>
      <text:p text:style-name="P38">A = 0.8: c = 4.17</text:p>
      <text:p text:style-name="P38">A = 0.75: c = 3.76</text:p>
      <text:p text:style-name="P38">A = 0.73: c = 3.60</text:p>
      <text:p text:style-name="P38">A = 0.72: c = 3.52</text:p>
      <text:p text:style-name="P38">A = 0.715: c = 3.50</text:p>
      <text:p text:style-name="P38"/>
      <text:p text:style-name="P38">That’s close enough. <text:s/></text:p>
      <text:p text:style-name="P38">We already know about a sqrt(2pi) difference between 1D A and 2D A. <text:s/>1/0.715 ~= 1.40… that’s very close to sqrt(2) ~= 1.414.</text:p>
      <text:p text:style-name="P38"><text:soft-page-break/><text:tab/>If that’s the true factor difference, we would get A = 0.707 as our matching value; however, I’ve already established that the wave should travel slightly slower than the continuum limit on a discrete grid, with coarser grids being slower.</text:p>
      <text:p text:style-name="P38"/>
      <text:p text:style-name="P39">Overall this gives us a 2*sqrt(pi) difference to account for. <text:s/>Can verify this holds in 2D by multiplying an above result by 2.507 and seeing it still looks the same.</text:p>
      <text:p text:style-name="P36"/>
      <text:p text:style-name="P39">0.715/2.507 ~= 0.2852</text:p>
      <text:p text:style-name="P8">Set A = 0.2852, 500x100 grid, 500x100 input</text:p>
      <text:p text:style-name="P57">Didn’t set neuron count high enough to actually get all the way around but the speed comes out as about c = 3.44. <text:s/>So roughly correct.</text:p>
      <text:p text:style-name="P57"/>
      <text:p text:style-name="P58">So. <text:s/>The value of A I put in to the program gets multiplied by 2sqrt(pi). <text:s/>Or the value in my equations somehow got divided by that amount.</text:p>
      <text:p text:style-name="P58"><text:tab/>For security, I should really screw around with a as well. <text:s/>Maybe also check that this all applies when A isn’t meant to be 1, since that is a special number.</text:p>
      <text:p text:style-name="P57"/>
      <text:p text:style-name="P9">A = 2 in start profile and in code parameters, 500x1</text:p>
      <text:p text:style-name="P40">Target is c = 5.35</text:p>
      <text:p text:style-name="P40">Reaches x = -10 at t = 0.755, for an actual speed of around 13</text:p>
      <text:p text:style-name="P40">Did have a speed-up period, though.</text:p>
      <text:p text:style-name="P40"/>
      <text:p text:style-name="P40">Now try dividing by 2sqrt(pi) ~= 3.545</text:p>
      <text:p text:style-name="P40"/>
      <text:p text:style-name="P10">A = 0.564 in code</text:p>
      <text:p text:style-name="P40">c = 2.1, slowed down from original</text:p>
      <text:p text:style-name="P40"/>
      <text:p text:style-name="P40">Wait no, already implicitly multiplied by sqrt(2pi), so only need to divide by sqrt(2)</text:p>
      <text:p text:style-name="P40">i.e. run for A = sqrt(2)</text:p>
      <text:p text:style-name="P40"/>
      <text:p text:style-name="P10">A = 1.41</text:p>
      <text:p text:style-name="P40">c = 9? <text:s/>Not expected. <text:s/>Has some speed-up at the start.</text:p>
      <text:p text:style-name="P40">Well, we remember from before that A = 1 gave a speed of around 5.7.</text:p>
      <text:p text:style-name="P40">With the new start profile it’s a speed of around 5.9.</text:p>
      <text:p text:style-name="P40"/>
      <text:p text:style-name="P40">A = 0.9: c = 5.1</text:p>
      <text:p text:style-name="P40">A = 0.93: c = 5.33</text:p>
      <text:p text:style-name="P40"><text:tab/>Also note that there isn’t spontaneous extra wave generation, but the subsequent loops are fast enough that they ride the latent excitation and get faster and faster.</text:p>
      <text:p text:style-name="P40"/>
      <text:p text:style-name="P41">This time, it isn’t obvious what the factor might be. <text:s/>Or rather, perhaps it was a coincidence that the factor seemed obvious before?</text:p>
      <text:p text:style-name="P41"><text:tab/><text:span text:style-name="T19">Well, it would seem to be a non-linear defect…</text:span></text:p>
      <text:p text:style-name="P41"/>
      <text:p text:style-name="P11">A = 1, a = 2, 500x100, 25000 spikes</text:p>
      <text:p text:style-name="P42">Also setting v_r = -10 to avoid echo-y things happening</text:p>
      <text:p text:style-name="P42">Target is c = 6.97</text:p>
      <text:p text:style-name="P42">Starts off slow...er, about c = 10, accelerates to c = 74</text:p>
      <text:p text:style-name="P44">Reaches x = -10 at t = 0.1772</text:p>
      <text:p text:style-name="P42"/>
      <text:p text:style-name="P12">A = 2.507, a = 2, 500x1</text:p>
      <text:p text:style-name="P44">Reaches x = -10 at t = 0.3358, c = 37. <text:s/>??? <text:s/>Half as slow as before.</text:p>
      <text:p text:style-name="P12"><text:soft-page-break/>A = 5.014, a = 2, 500x1</text:p>
      <text:p text:style-name="P44">Behaviour largely restored. <text:s/>Right, it was only factor sqrt(2pi) because a = 1, it’s actually a*sqrt(2pi).</text:p>
      <text:p text:style-name="P44"/>
      <text:p text:style-name="P44">A = 1: c = 11</text:p>
      <text:p text:style-name="P44">A = 0.9: c = 10</text:p>
      <text:p text:style-name="P44">A = 0.8: c = 8.3</text:p>
      <text:p text:style-name="P44">A = 0.7: <text:span text:style-name="T20">c = 6.74</text:span></text:p>
      <text:p text:style-name="P45">A = 0.715: c = 6.97</text:p>
      <text:p text:style-name="P45"/>
      <text:p text:style-name="P45">Seems like changing a didn’t change the factor by which I needed to change A to get the correct result.</text:p>
      <text:p text:style-name="P45"><text:tab/>Is it sensible to fiddle with the value of a as well? <text:s/>That feels like something more qualitative.</text:p>
      <text:p text:style-name="P43"/>
      <text:p text:style-name="P46">The fact that the scaling factor a*sqrt(2pi) <text:span text:style-name="T8">does</text:span><text:span text:style-name="T11"> work is a sign that the integration across the wave front is somehow correct. <text:s/></text:span></text:p>
      <text:p text:style-name="P43"><text:s/></text:p>
      <text:p text:style-name="P13">A = 2 in profile, A = 0.93 in parameters, a = 2</text:p>
      <text:p text:style-name="P46">As expected, this gets the correct speed.</text:p>
      <text:p text:style-name="P46"/>
      <text:p text:style-name="P46">Should I screw about with beta too?</text:p>
      <text:p text:style-name="P47"/>
      <text:p text:style-name="P14">A = 1, a = 1, beta = 3</text:p>
      <text:p text:style-name="P14">Expected c = 4.18</text:p>
      <text:p text:style-name="P47">Set A = 0.715 in code again</text:p>
      <text:p text:style-name="P47">Get c = 5.63…</text:p>
      <text:p text:style-name="P47">Try 0.715 * 2/3 ?</text:p>
      <text:p text:style-name="P47">A = 0.476: c = 2.41</text:p>
      <text:p text:style-name="P47">A = 0.6: c = 4.23</text:p>
      <text:p text:style-name="P47">A = 0.577 (= (1/3)^0.5): c = 3.93</text:p>
      <text:p text:style-name="P47">A = 0.59: c = 4.08</text:p>
      <text:p text:style-name="P47"/>
      <text:p text:style-name="P14"><text:span text:style-name="T17">0.6 was close enough, really. <text:s/></text:span><text:span text:style-name="T18">Near to the inverse of the square root of 3…</text:span></text:p>
      <text:p text:style-name="P49"/>
      <text:p text:style-name="P15">A = 1, a = 1, beta = 4</text:p>
      <text:p text:style-name="P15">Expected c = 4.72</text:p>
      <text:p text:style-name="P48">A = 0.5: c = 4.21</text:p>
      <text:p text:style-name="P48">A = 0.6: c = 5.9</text:p>
      <text:p text:style-name="P48">A = 0.52: c = 4.58</text:p>
      <text:p text:style-name="P48">A = 0.54: c = 4.90</text:p>
      <text:p text:style-name="P48">A = 0.53: c = 4.75</text:p>
      <text:p text:style-name="P48"/>
      <text:p text:style-name="P16">A = 1, a = 1, beta = 5</text:p>
      <text:p text:style-name="P16">Expected c = 5.17</text:p>
      <text:p text:style-name="P50">1/sqrt(5) ~= 0.447</text:p>
      <text:p text:style-name="P50">A = 0.45: c = 4.42</text:p>
      <text:p text:style-name="P50">A = 0.5: c = 5.54</text:p>
      <text:p text:style-name="P50">A = 0.48: c = 5.10</text:p>
      <text:p text:style-name="P50">A = 0.485: c = 5.21</text:p>
      <text:p text:style-name="P50"/>
      <text:p text:style-name="P50">Really I’d like to see what happens when beta = 1, but my current programs aren’t set up for that.</text:p>
      <text:p text:style-name="P50"><text:soft-page-break/>But what if beta = 1.001?</text:p>
      <text:p text:style-name="P16">A = 1, a = 1, beta = 1.001</text:p>
      <text:p text:style-name="P16">Expected c = 2.50</text:p>
      <text:p text:style-name="P59">A = 1: c = 2.50</text:p>
      <text:p text:style-name="P50"/>
      <text:p text:style-name="P50">So it seems the error term has no dependence on a (or it’s cancelling out somewhere),</text:p>
      <text:p text:style-name="P50">and when A = 1 it is equivalent to multiplying A by sqrt(2*pi*beta).</text:p>
      <text:p text:style-name="P50"/>
      <text:p text:style-name="P51">With that in hand, now to figure out what happens as A increases.</text:p>
      <text:p text:style-name="P51"/>
      <text:p text:style-name="P17">A = 2, a = 1, beta = 1.001</text:p>
      <text:p text:style-name="P17">Expected c = 3.82</text:p>
      <text:p text:style-name="P51">A = 2: c = 6.49</text:p>
      <text:p text:style-name="P51">A = 1: <text:span text:style-name="T21">c = 2.57</text:span></text:p>
      <text:p text:style-name="P52">A = 1.4: c = 4.17</text:p>
      <text:p text:style-name="P52">A = 1.3: c = 3.77</text:p>
      <text:p text:style-name="P52">A = 1.32: c = 3.89</text:p>
      <text:p text:style-name="P52">A = 1.31: c = 3.83<text:tab/><text:tab/><text:span text:style-name="T22">2/1.31 = 1.53</text:span></text:p>
      <text:p text:style-name="P52"/>
      <text:p text:style-name="P18">A = 3, a = 1, beta = 1.001</text:p>
      <text:p text:style-name="P18">Expected c = 4.83</text:p>
      <text:p text:style-name="P52">A = 3: c = 10.3</text:p>
      <text:p text:style-name="P52">A = 1.5: c = 4.63</text:p>
      <text:p text:style-name="P52">A = 1.6: <text:span text:style-name="T22">c = 5.0</text:span></text:p>
      <text:p text:style-name="P53">A = 1.56: c = 4.88</text:p>
      <text:p text:style-name="P53">A = 1.55: c = 4.83<text:tab/><text:tab/>3/1.55 = 1.93</text:p>
      <text:p text:style-name="P53"/>
      <text:p text:style-name="P19">A = 4, a = 1, beta = 1.001</text:p>
      <text:p text:style-name="P19">Expected c = 5.68</text:p>
      <text:p text:style-name="P53">A = 4: <text:span text:style-name="T23">c = 14</text:span></text:p>
      <text:p text:style-name="P54">A = 1.7: c = 5.46</text:p>
      <text:p text:style-name="P55">A = 1.75: c = 5.68<text:tab/><text:tab/>4/1.75 = 2.29</text:p>
      <text:p text:style-name="P55"/>
      <text:p text:style-name="P55">(Just checked, while B = 0, setting b = 1 or b = 10 didn’t change anything.)</text:p>
      <text:p text:style-name="P56"/>
      <text:p text:style-name="P55"/>
      <text:p text:style-name="P60">Post-Christmas recap: <text:span text:style-name="T24">it seems confirmed that the problem is in the code. <text:s/>What did I find out previously about this problem?</text:span></text:p>
      <text:list xml:id="list3928342541" text:style-name="L1">
        <text:list-item>
          <text:p text:style-name="P80">Waves are travelling too fast in the computer model</text:p>
        </text:list-item>
        <text:list-item>
          <text:p text:style-name="P80">Restricting to excitatory-only, I have the variables A, a, beta</text:p>
          <text:list>
            <text:list-item>
              <text:p text:style-name="P81">A: magnitude of excitatory broadcast</text:p>
            </text:list-item>
            <text:list-item>
              <text:p text:style-name="P81">a: standard deviation of excitatory broadcast curve</text:p>
            </text:list-item>
            <text:list-item>
              <text:p text:style-name="P81">beta: rate of synaptic value decay</text:p>
            </text:list-item>
          </text:list>
        </text:list-item>
        <text:list-item>
          <text:p text:style-name="P82">I can translate from 2D to 1D straight waves by multiplying by <text:span text:style-name="T25">a*</text:span>sqrt(2pi) <text:span text:style-name="T25">(?) </text:span>and the behaviour remains the same</text:p>
          <text:list>
            <text:list-item>
              <text:p text:style-name="P84">Consistent across grid spacing too, IIRC</text:p>
            </text:list-item>
          </text:list>
        </text:list-item>
        <text:list-item>
          <text:p text:style-name="P81">When A = 1, I can compensate for the error by dividing A by sqrt(2*pi*beta)</text:p>
          <text:list>
            <text:list-item>
              <text:p text:style-name="P81">If I’ve reduced to 1D, then dividing by sqrt(2*pi) cancels out and I just divide by sqrt(beta)</text:p>
            </text:list-item>
            <text:list-item>
              <text:p text:style-name="P81">Note that this doesn’t seem to have a dependence on a</text:p>
            </text:list-item>
          </text:list>
        </text:list-item>
        <text:list-item>
          <text:p text:style-name="P81">When A != 1, the error formula is different</text:p>
          <text:list>
            <text:list-item>
              <text:p text:style-name="P81"><text:soft-page-break/>For starters, it seems inappropriate to try to tweak A as the “solution” to errors dependent on A in the first place.</text:p>
            </text:list-item>
            <text:list-item>
              <text:p text:style-name="P81">Since the output is 1 value and the input is 3 values, I have some freedom in which variables I tweak to “fix” the errors.</text:p>
            </text:list-item>
          </text:list>
        </text:list-item>
      </text:list>
      <text:p text:style-name="P61"/>
      <text:p text:style-name="P62">Double-checking my knowledge with some 500x1 simulations:</text:p>
      <text:p text:style-name="P62"/>
      <text:p text:style-name="P20">Computer input: A = 1, a = 1, beta = 1.001</text:p>
      <text:p text:style-name="P62"><text:span text:style-name="T26">R</text:span>esults in c = 2.63, <text:span text:style-name="T26">though admittedly I’m not using the correct starting conditions</text:span></text:p>
      <text:p text:style-name="P63">Intended value: c = 2.50</text:p>
      <text:p text:style-name="P63">Basically correct, so this is the sqrt(2*pi) error cancelling out</text:p>
      <text:p text:style-name="P63"/>
      <text:p text:style-name="P21">A = 1, a = 2, beta = 1.001</text:p>
      <text:p text:style-name="P63">Intended value: c = 5.00</text:p>
      <text:p text:style-name="P63">Result: c = 5</text:p>
      <text:p text:style-name="P63"/>
      <text:p text:style-name="P21">A = 1, a = 3, beta = 1.001</text:p>
      <text:p text:style-name="P63">Expecting c = 7.5<text:span text:style-name="T27">0</text:span></text:p>
      <text:p text:style-name="P64">Result: c = 7.56</text:p>
      <text:p text:style-name="P64"/>
      <text:p text:style-name="P64">Wave speed being a linear function of a should be expected, and independent of everything else, as it’s determining the spatial scale. <text:s/>Or should it? <text:s/>The Gaussian curve conserves area, so doubling a means the peak signal strength is halved. <text:s/>Though if the wave travels twice as fast, you get twice as many signals… so it cancels out. <text:s/>Yes, linear is appropriate.</text:p>
      <text:p text:style-name="P64"><text:tab/><text:span text:style-name="T28">Wait, wasn’t my correction term supposed to be a*sqrt(2*pi) when moving from 2D to 1D? <text:s/>What happened to the a? <text:s/>Because in 2D we integrate the Gaussian twice instead of once without adding in a second </text:span><text:span text:style-name="T29">pre-factor. <text:s/>So maybe there is an error dependent on a, and it’s self-cancelling.</text:span></text:p>
      <text:p text:style-name="P64"/>
      <text:p text:style-name="P65">Is all this going to get me closer to fixing the problem, though?</text:p>
      <text:p text:style-name="P65"/>
      <text:p text:style-name="P65">Where could the error be hiding?</text:p>
      <text:list xml:id="list4162057562" text:style-name="L2">
        <text:list-item>
          <text:p text:style-name="P85">Root-finding: Newton-Raphson is generic, and if I’d coded it wrong I feel like that would’ve been evident by now. <text:s/>Could there be an error in the equations for v(t) and dv/dt themselves?</text:p>
          <text:list>
            <text:list-item>
              <text:p text:style-name="P85">Hm, wouldn’t these calculations break if I put beta = 1 in? <text:s/>Have I really not tested the beta = 1 version of this program yet? <text:s/>How was I running it before?</text:p>
            </text:list-item>
            <text:list-item>
              <text:p text:style-name="P86">Somehow beta = 1 causes every neuron to fire at once. <text:s/>...I feel like this is something to chase up <text:span text:style-name="T8">later</text:span><text:span text:style-name="T11">.</text:span></text:p>
            </text:list-item>
            <text:list-item>
              <text:p text:style-name="P90">Anyway, equation for v(t) is what I have written down in my running review, and dv/dt is literally just the ODE statement once you’ve solved s.</text:p>
            </text:list-item>
          </text:list>
        </text:list-item>
        <text:list-item>
          <text:p text:style-name="P87"><text:span text:style-name="T11">Updating s: </text:span><text:span text:style-name="T12">in generic.postclean, I have </text:span></text:p>
          <text:list>
            <text:list-item>
              <text:p text:style-name="P91">synapse_d[n] *= e**(-synapse_decay * fastest_time_d)</text:p>
            </text:list-item>
            <text:list-item>
              <text:p text:style-name="P83">synapse_d[n] += Control.c.connection_weight(distance)</text:p>
            </text:list-item>
            <text:list-item>
              <text:p text:style-name="P88">The former is simply the solution to ds/dt = -beta*s, that being s(t) = s_0 * exp(-beta*t). </text:p>
            </text:list-item>
            <text:list-item>
              <text:p text:style-name="P88">The latter adds the value beta * density_factor * strength * gaussian_curve(distance, sigma).</text:p>
              <text:list>
                <text:list-item>
                  <text:p text:style-name="P88">density_factor is dx, or dx*dy, or dx*dy*dz, whichever is relevant. <text:s/>I have dy = 1 for now so it doesn’t change between 1D and 2D.</text:p>
                </text:list-item>
                <text:list-item>
                  <text:p text:style-name="P88">Strength is just A</text:p>
                </text:list-item>
                <text:list-item>
                  <text:p text:style-name="P88">device_gaussian is a generic implementation of a normal curve, no extra coefficients.</text:p>
                </text:list-item>
              </text:list>
            </text:list-item>
            <text:list-item>
              <text:p text:style-name="P89">That sure looks like it was the planned form. <text:s/>And as density_factor approaches zero, you should tend towards the integral I used. <text:s/></text:p>
            </text:list-item>
          </text:list>
        </text:list-item>
      </text:list>
      <text:p text:style-name="P66"/>
      <text:p text:style-name="P66"><text:soft-page-break/>You know, I’ve tried <text:span text:style-name="T8">looking</text:span><text:span text:style-name="T11"> before, and not spotted anything. <text:s/>I shouldn’t really expect </text:span><text:span text:style-name="T8">look harder</text:span><text:span text:style-name="T11"> to work either. <text:s/></text:span><text:span text:style-name="T13">So how do I go about debugging it?</text:span></text:p>
      <text:p text:style-name="P74"/>
      <text:p text:style-name="P67"><text:span text:style-name="T13">I</text:span><text:span text:style-name="T11">f I substitute device_gaussian for a linear function that hits zero after some distance, that should at least make it easier to tell what </text:span><text:span text:style-name="T8">should</text:span><text:span text:style-name="T11"> happen. <text:s/>Although, I could also go through the log files directly, right? <text:s/>I save that output for a reason, even if it’s just the firing times.</text:span></text:p>
      <text:p text:style-name="P75"/>
      <text:p text:style-name="P75">First of all, I need to set up a test case where things are known to go wrong.</text:p>
      <text:p text:style-name="P75"/>
      <text:p text:style-name="P79">A = 2, a = 1, beta = 1.001</text:p>
      <text:p text:style-name="P76">Expected: c = 3.82</text:p>
      <text:p text:style-name="P76">Actual: c = 6.45</text:p>
      <text:p text:style-name="P76"/>
      <text:p text:style-name="P76">Wait no, I don’t want to be calculating all these exponentials, do I? <text:s/>Make an alt version of the program where both the connection function is linear (Starts at A, gradient is A/a?) and the decay of s is linear (gradient is beta?) until it reaches zero.</text:p>
      <text:p text:style-name="P22"><text:span text:style-name="T14"><text:tab/>What</text:span><text:span text:style-name="T15"> would this sort of travelling wave look like? <text:s/>Probably just need to establish the relation between the firing neuron and the next neuron along, since it’s linear. <text:s/>v(t) equation is still exponential, mind you. <text:s/>Should I change that too? <text:s/>Eh, maybe this was a bad idea, I should just go back and do the step-by-step properly. <text:s/>Or when I’m less tired.</text:span></text:p>
      <text:p text:style-name="P77"><text:tab/></text:p>
      <text:p text:style-name="P78"/>
      <text:p text:style-name="P78">Discussed with Kyle making a time-stepping solver to go side-by-side. <text:s/>He suggested Runge-Kutta, I suggested Forward Euler.</text:p>
      <text:p text:style-name="P78"/>
      <text:p text:style-name="P78">Import functions from existing modules, or rewrite from scratch? <text:s/>Well, some are GPU-only, while others are <text:span text:style-name="T30">things like importers that it would be foolish not to reuse.</text:span></text:p>
      <text:p text:style-name="P78"/>
      <text:p text:style-name="P93">Set up a Forward Euler version, and it’s producing essentialy the same results as <text:span text:style-name="T31">the fancy version. <text:s/>So wherever the issue is, it’s within something I’m importing. <text:s/>Which is…</text:span></text:p>
      <text:list xml:id="list751714395" text:style-name="L3">
        <text:list-item>
          <text:p text:style-name="P94">Importing data from the initial profile</text:p>
        </text:list-item>
        <text:list-item>
          <text:p text:style-name="P94">Reading values from .txt files</text:p>
        </text:list-item>
        <text:list-item>
          <text:p text:style-name="P94">Distance calculation</text:p>
        </text:list-item>
        <text:list-item>
          <text:p text:style-name="P94">Connection weight calculation</text:p>
        </text:list-item>
      </text:list>
      <text:p text:style-name="P95">Rewrote distance as just dx * index difference, no change.</text:p>
      <text:p text:style-name="P96">Rewrote <text:span text:style-name="T32">gaussian, still the same</text:span></text:p>
      <text:p text:style-name="P96"/>
      <text:p text:style-name="P97">Hm, test on different numbers?</text:p>
      <text:p text:style-name="P97">Set beta = 2, <text:span text:style-name="T8">now</text:span> there’s difference.</text:p>
      <text:p text:style-name="P97">Put back the original connection_weight and… hm, now it matches the fancy one.</text:p>
      <text:p text:style-name="P98">Ooh, wait, I forgot to multiply signal strength by beta in the new one. <text:s/>Hrm, now it matches again…</text:p>
      <text:p text:style-name="P98">So, does this mean the mistake is in theory?</text:p>
      <text:p text:style-name="P98"/>
      <text:p text:style-name="P99">Tried 3/3/2 also. All the s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7:33:21.506000000</meta:creation-date>
    <dc:date>2023-01-27T01:00:53.331000000</dc:date>
    <meta:editing-duration>PT6H36M18S</meta:editing-duration>
    <meta:editing-cycles>12</meta:editing-cycles>
    <meta:generator>LibreOffice/7.2.7.2$Windows_X86_64 LibreOffice_project/8d71d29d553c0f7dcbfa38fbfda25ee34cce99a2</meta:generator>
    <meta:document-statistic meta:table-count="0" meta:image-count="0" meta:object-count="0" meta:page-count="7" meta:paragraph-count="223" meta:word-count="2875" meta:character-count="14543" meta:non-whitespace-character-count="11838"/>
  </office:meta>
</office:document-meta>
</file>